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seImplementChecker.checkAsEndMethod( Method th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aseImplementChecker.checkTestName( Test theT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aseImplementChecker.TestCaseImplement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aseImplementChecker.checkReturnType( Method theMethod , Class th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aseImplementChecker.checkAsCactusMethod( Method th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aseImplementChecker.checkParameterTypes( Method theMethod , Class [ ] the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CaseImplementChecker.numeric( int theNu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aseImplementChecker.checkAsBeginMethod( Method the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aseImplementChecker.checkParameterCount( Method theMethod , Class [ ] the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aseImplementChecker.isPublic( Method the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